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7763in" style:use-optimal-column-width="false"/>
    </style:style>
    <style:style style:name="TableColumn6" style:family="table-column">
      <style:table-column-properties style:column-width="5.2881in" style:use-optimal-column-width="false"/>
    </style:style>
    <style:style style:name="Table4" style:family="table">
      <style:table-properties style:width="7.0645in" fo:margin-left="-0.078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B1C0CD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text-align="center" fo:margin-top="0.0277in" fo:margin-bottom="0.1111in"/>
    </style:style>
    <style:style style:name="T10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1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B1C0CD" style:writing-mode="lr-tb" fo:padding-top="0in" fo:padding-left="0.0784in" fo:padding-bottom="0in" fo:padding-right="0.075in"/>
    </style:style>
    <style:style style:name="P14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B1C0CD" style:writing-mode="lr-tb" fo:padding-top="0in" fo:padding-left="0.0784in" fo:padding-bottom="0in" fo:padding-right="0.075in"/>
    </style:style>
    <style:style style:name="P17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18" style:family="table-cell">
      <style:table-cell-properties fo:border="0.0069in solid #B1C0CD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B1C0CD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23" style:family="table-cell">
      <style:table-cell-properties fo:border="0.0069in solid #B1C0CD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margin-top="0.0277in" fo:margin-bottom="0.1111in"/>
    </style:style>
    <style:style style:name="T25" style:parent-style-name="Policepardéfaut" style:family="text">
      <style:text-properties style:font-name="Calibri" style:font-name-asian="Calibri" style:font-name-complex="Calibri"/>
    </style:style>
    <style:style style:name="T26" style:parent-style-name="Policepardéfaut" style:family="text">
      <style:text-properties style:font-name="Calibri" style:font-name-asian="Calibri" style:font-name-complex="Calibri"/>
    </style:style>
    <style:style style:name="T27" style:parent-style-name="Policepardéfaut" style:family="text">
      <style:text-properties style:font-name="Calibri" style:font-name-asian="Calibri" style:font-name-complex="Calibri"/>
    </style:style>
    <style:style style:name="T28" style:parent-style-name="Policepardéfaut" style:family="text">
      <style:text-properties style:font-name="Calibri" style:font-name-asian="Calibri" style:font-name-complex="Calibri"/>
    </style:style>
    <style:style style:name="T29" style:parent-style-name="Policepardéfaut" style:family="text">
      <style:text-properties style:font-name="Calibri" style:font-name-asian="Calibri" style:font-name-complex="Calibri"/>
    </style:style>
    <style:style style:name="P30" style:parent-style-name="Standard" style:family="paragraph">
      <style:paragraph-properties fo:margin-top="0.0277in" fo:margin-bottom="0.1111in"/>
    </style:style>
    <style:style style:name="T31" style:parent-style-name="Policepardéfaut" style:family="text">
      <style:text-properties style:font-name="Calibri" style:font-name-asian="Calibri" style:font-name-complex="Calibri"/>
    </style:style>
    <style:style style:name="T32" style:parent-style-name="Policepardéfaut" style:family="text">
      <style:text-properties style:font-name="Calibri" style:font-name-asian="Calibri" style:font-name-complex="Calibri"/>
    </style:style>
    <style:style style:name="T33" style:parent-style-name="Policepardéfaut" style:family="text">
      <style:text-properties style:font-name="Calibri" style:font-name-asian="Calibri" style:font-name-complex="Calibri"/>
    </style:style>
    <style:style style:name="T34" style:parent-style-name="Policepardéfaut" style:family="text">
      <style:text-properties style:font-name="Calibri" style:font-name-asian="Calibri" style:font-name-complex="Calibri"/>
    </style:style>
    <style:style style:name="P35" style:parent-style-name="Standard" style:family="paragraph">
      <style:paragraph-properties fo:margin-top="0.0277in" fo:margin-bottom="0.1111in"/>
    </style:style>
    <style:style style:name="T36" style:parent-style-name="Policepardéfaut" style:family="text">
      <style:text-properties style:font-name="Calibri" style:font-name-asian="Calibri" style:font-name-complex="Calibri"/>
    </style:style>
    <style:style style:name="T37" style:parent-style-name="Policepardéfaut" style:family="text">
      <style:text-properties style:font-name="Calibri" style:font-name-asian="Calibri" style:font-name-complex="Calibri"/>
    </style:style>
    <style:style style:name="T38" style:parent-style-name="Policepardéfaut" style:family="text">
      <style:text-properties style:font-name="Calibri" style:font-name-asian="Calibri" style:font-name-complex="Calibri"/>
    </style:style>
    <style:style style:name="T39" style:parent-style-name="Policepardéfaut" style:family="text">
      <style:text-properties style:font-name="Calibri" style:font-name-asian="Calibri" style:font-name-complex="Calibri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B1C0CD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43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44" style:family="table-cell">
      <style:table-cell-properties fo:border="0.0069in solid #B1C0CD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margin-top="0.0277in" fo:margin-bottom="0.1111in"/>
    </style:style>
    <style:style style:name="T46" style:parent-style-name="Policepardéfaut" style:family="text">
      <style:text-properties style:font-name="Calibri" style:font-name-asian="Calibri" style:font-name-complex="Calibri"/>
    </style:style>
    <style:style style:name="P47" style:parent-style-name="Standard" style:family="paragraph">
      <style:paragraph-properties fo:margin-top="0.0277in" fo:margin-bottom="0.1111in"/>
    </style:style>
    <style:style style:name="T48" style:parent-style-name="Policepardéfaut" style:family="text">
      <style:text-properties style:font-name="Calibri" style:font-name-asian="Calibri" style:font-name-complex="Calibri"/>
    </style:style>
    <style:style style:name="T49" style:parent-style-name="Policepardéfaut" style:family="text">
      <style:text-properties style:font-name="Calibri" style:font-name-asian="Calibri" style:font-name-complex="Calibri"/>
    </style:style>
    <style:style style:name="P50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B1C0CD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54" style:family="table-cell">
      <style:table-cell-properties fo:border="0.0069in solid #B1C0CD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margin-top="0.0277in" fo:margin-bottom="0.1111in"/>
    </style:style>
    <style:style style:name="T56" style:parent-style-name="Policepardéfaut" style:family="text">
      <style:text-properties style:font-name="Calibri" style:font-name-asian="Calibri" style:font-name-complex="Calibri"/>
    </style:style>
    <style:style style:name="T57" style:parent-style-name="Policepardéfaut" style:family="text">
      <style:text-properties style:font-name="Calibri" style:font-name-asian="Calibri" style:font-name-complex="Calibri"/>
    </style:style>
    <style:style style:name="T58" style:parent-style-name="Policepardéfaut" style:family="text">
      <style:text-properties style:font-name="Calibri" style:font-name-asian="Calibri" style:font-name-complex="Calibri"/>
    </style:style>
    <style:style style:name="T59" style:parent-style-name="Policepardéfaut" style:family="text">
      <style:text-properties style:font-name="Calibri" style:font-name-asian="Calibri" style:font-name-complex="Calibri"/>
    </style:style>
    <style:style style:name="T60" style:parent-style-name="Policepardéfaut" style:family="text">
      <style:text-properties style:font-name="Calibri" style:font-name-asian="Calibri" style:font-name-complex="Calibri"/>
    </style:style>
    <style:style style:name="T61" style:parent-style-name="Policepardéfaut" style:family="text">
      <style:text-properties style:font-name="Calibri" style:font-name-asian="Calibri" style:font-name-complex="Calibri"/>
    </style:style>
    <style:style style:name="T62" style:parent-style-name="Policepardéfaut" style:family="text">
      <style:text-properties style:font-name="Calibri" style:font-name-asian="Calibri" style:font-name-complex="Calibri"/>
    </style:style>
    <style:style style:name="T63" style:parent-style-name="Policepardéfaut" style:family="text">
      <style:text-properties style:font-name="Calibri" style:font-name-asian="Calibri" style:font-name-complex="Calibri"/>
    </style:style>
    <style:style style:name="T64" style:parent-style-name="Policepardéfaut" style:family="text">
      <style:text-properties style:font-name="Calibri" style:font-name-asian="Calibri" style:font-name-complex="Calibri"/>
    </style:style>
    <style:style style:name="T65" style:parent-style-name="Policepardéfaut" style:family="text">
      <style:text-properties style:font-name="Calibri" style:font-name-asian="Calibri" style:font-name-complex="Calibri"/>
    </style:style>
    <style:style style:name="P66" style:parent-style-name="Standard" style:family="paragraph">
      <style:paragraph-properties fo:margin-top="0.0277in" fo:margin-bottom="0.1111in"/>
    </style:style>
    <style:style style:name="T67" style:parent-style-name="Policepardéfaut" style:family="text">
      <style:text-properties style:font-name="Calibri" style:font-name-asian="Calibri" style:font-name-complex="Calibri"/>
    </style:style>
    <style:style style:name="T68" style:parent-style-name="Policepardéfaut" style:family="text">
      <style:text-properties style:font-name="Calibri" style:font-name-asian="Calibri" style:font-name-complex="Calibri"/>
    </style:style>
    <style:style style:name="T69" style:parent-style-name="Policepardéfaut" style:family="text">
      <style:text-properties style:font-name="Calibri" style:font-name-asian="Calibri" style:font-name-complex="Calibri"/>
    </style:style>
    <style:style style:name="T70" style:parent-style-name="Policepardéfaut" style:family="text">
      <style:text-properties style:font-name="Calibri" style:font-name-asian="Calibri" style:font-name-complex="Calibri"/>
    </style:style>
    <style:style style:name="P71" style:parent-style-name="Standard" style:family="paragraph">
      <style:paragraph-properties fo:margin-top="0.0277in" fo:margin-bottom="0.1111in"/>
    </style:style>
    <style:style style:name="T72" style:parent-style-name="Policepardéfaut" style:family="text">
      <style:text-properties style:font-name="Calibri" style:font-name-asian="Calibri" style:font-name-complex="Calibri"/>
    </style:style>
    <style:style style:name="T73" style:parent-style-name="Policepardéfaut" style:family="text">
      <style:text-properties style:font-name="Calibri" style:font-name-asian="Calibri" style:font-name-complex="Calibri"/>
    </style:style>
    <style:style style:name="P74" style:parent-style-name="Standard" style:family="paragraph">
      <style:paragraph-properties fo:margin-top="0.0277in" fo:margin-bottom="0.1111in"/>
    </style:style>
    <style:style style:name="T75" style:parent-style-name="Policepardéfaut" style:family="text">
      <style:text-properties style:font-name="Calibri" style:font-name-asian="Calibri" style:font-name-complex="Calibri"/>
    </style:style>
    <style:style style:name="T76" style:parent-style-name="Policepardéfaut" style:family="text">
      <style:text-properties style:font-name="Calibri" style:font-name-asian="Calibri" style:font-name-complex="Calibri"/>
    </style:style>
    <style:style style:name="T77" style:parent-style-name="Policepardéfaut" style:family="text">
      <style:text-properties style:font-name="Calibri" style:font-name-asian="Calibri" style:font-name-complex="Calibri"/>
    </style:style>
    <style:style style:name="P78" style:parent-style-name="Standard" style:family="paragraph">
      <style:paragraph-properties fo:margin-top="0.0277in" fo:margin-bottom="0.1111in"/>
    </style:style>
    <style:style style:name="T79" style:parent-style-name="Policepardéfaut" style:family="text">
      <style:text-properties style:font-name="Calibri" style:font-name-asian="Calibri" style:font-name-complex="Calibri"/>
    </style:style>
    <style:style style:name="T80" style:parent-style-name="Policepardéfaut" style:family="text">
      <style:text-properties style:font-name="Calibri" style:font-name-asian="Calibri" style:font-name-complex="Calibri"/>
    </style:style>
    <style:style style:name="P81" style:parent-style-name="Standard" style:family="paragraph">
      <style:paragraph-properties fo:margin-top="0.0277in" fo:margin-bottom="0.1111in"/>
    </style:style>
    <style:style style:name="T82" style:parent-style-name="Policepardéfaut" style:family="text">
      <style:text-properties style:font-name="Calibri" style:font-name-asian="Calibri" style:font-name-complex="Calibri"/>
    </style:style>
    <style:style style:name="T83" style:parent-style-name="Policepardéfaut" style:family="text">
      <style:text-properties style:font-name="Calibri" style:font-name-asian="Calibri" style:font-name-complex="Calibri"/>
    </style:style>
    <style:style style:name="T84" style:parent-style-name="Policepardéfaut" style:family="text">
      <style:text-properties style:font-name="Calibri" style:font-name-asian="Calibri" style:font-name-complex="Calibri"/>
    </style:style>
    <style:style style:name="P85" style:parent-style-name="Standard" style:family="paragraph">
      <style:paragraph-properties fo:margin-top="0.0277in" fo:margin-bottom="0.1111in"/>
    </style:style>
    <style:style style:name="T86" style:parent-style-name="Policepardéfaut" style:family="text">
      <style:text-properties style:font-name="Calibri" style:font-name-asian="Calibri" style:font-name-complex="Calibri"/>
    </style:style>
    <style:style style:name="T87" style:parent-style-name="Policepardéfaut" style:family="text">
      <style:text-properties style:font-name="Calibri" style:font-name-asian="Calibri" style:font-name-complex="Calibri"/>
    </style:style>
    <style:style style:name="P88" style:parent-style-name="Standard" style:family="paragraph">
      <style:paragraph-properties fo:margin-top="0.0277in" fo:margin-bottom="0.1111in"/>
    </style:style>
    <style:style style:name="T89" style:parent-style-name="Policepardéfaut" style:family="text">
      <style:text-properties style:font-name="Calibri" style:font-name-asian="Calibri" style:font-name-complex="Calibri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B1C0CD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B1C0CD" style:writing-mode="lr-tb" fo:padding-top="0in" fo:padding-left="0.0784in" fo:padding-bottom="0in" fo:padding-right="0.075in"/>
    </style:style>
    <style:style style:name="P95" style:parent-style-name="Standard" style:family="paragraph">
      <style:paragraph-properties fo:margin-top="0.0277in" fo:margin-bottom="0.1111in" fo:line-height="120%"/>
    </style:style>
    <style:style style:name="T96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97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98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99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00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01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02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P103" style:parent-style-name="Standard" style:family="paragraph">
      <style:paragraph-properties fo:margin-top="0.0277in" fo:margin-bottom="0.1111in" fo:line-height="120%"/>
      <style:text-properties style:font-name="Calibri" style:font-name-asian="Calibri" style:font-name-complex="Calibri" fo:font-size="11pt" style:font-size-asian="11pt" style:font-size-complex="11pt"/>
    </style:style>
    <style:style style:name="P104" style:parent-style-name="Standard" style:family="paragraph">
      <style:paragraph-properties fo:margin-top="0.0277in" fo:margin-bottom="0.1111in" fo:line-height="120%"/>
      <style:text-properties style:font-name="Calibri" style:font-name-asian="Calibri" style:font-name-complex="Calibri" fo:font-size="11pt" style:font-size-asian="11pt" style:font-size-complex="11pt"/>
    </style:style>
    <style:style style:name="P105" style:parent-style-name="Standard" style:family="paragraph">
      <style:paragraph-properties fo:margin-top="0.0277in" fo:margin-bottom="0.1111in" fo:line-height="120%"/>
    </style:style>
    <style:style style:name="P106" style:parent-style-name="Standard" style:family="paragraph">
      <style:paragraph-properties fo:margin-top="0.0277in" fo:margin-bottom="0.1111in" fo:line-height="120%"/>
    </style:style>
    <style:style style:name="T107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08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09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P110" style:parent-style-name="Standard" style:family="paragraph">
      <style:paragraph-properties fo:margin-top="0.0277in" fo:margin-bottom="0.1111in" fo:line-height="120%"/>
    </style:style>
    <style:style style:name="T111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P112" style:parent-style-name="Standard" style:family="paragraph">
      <style:paragraph-properties fo:margin-top="0.0277in" fo:margin-bottom="0.1111in" fo:line-height="120%"/>
    </style:style>
    <style:style style:name="T113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14" style:parent-style-name="Policepardéfaut" style:family="text">
      <style:text-properties style:font-name="Calibri" style:font-name-asian="Calibri" style:font-name-complex="Calibri"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16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118" style:family="table-column">
      <style:table-column-properties style:column-width="1.552in" style:use-optimal-column-width="false"/>
    </style:style>
    <style:style style:name="TableColumn119" style:family="table-column">
      <style:table-column-properties style:column-width="1.9895in" style:use-optimal-column-width="false"/>
    </style:style>
    <style:style style:name="TableColumn120" style:family="table-column">
      <style:table-column-properties style:column-width="1.8958in" style:use-optimal-column-width="false"/>
    </style:style>
    <style:style style:name="TableColumn121" style:family="table-column">
      <style:table-column-properties style:column-width="1.4166in" style:use-optimal-column-width="false"/>
    </style:style>
    <style:style style:name="Table117" style:family="table">
      <style:table-properties style:width="6.8541in" fo:margin-left="-0.0784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B1C0CD" style:writing-mode="lr-tb" style:vertical-align="middle" fo:padding-top="0in" fo:padding-left="0.0784in" fo:padding-bottom="0in" fo:padding-right="0.075in"/>
    </style:style>
    <style:style style:name="P124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B1C0CD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Cell128" style:family="table-cell">
      <style:table-cell-properties fo:border="0.0069in solid #B1C0CD" style:writing-mode="lr-tb" style:vertical-align="middle" fo:padding-top="0in" fo:padding-left="0.0784in" fo:padding-bottom="0in" fo:padding-right="0.075in"/>
    </style:style>
    <style:style style:name="P129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30" style:family="table-cell">
      <style:table-cell-properties fo:border="0.0069in solid #B1C0CD" style:writing-mode="lr-tb" style:vertical-align="middle" fo:padding-top="0in" fo:padding-left="0.0784in" fo:padding-bottom="0in" fo:padding-right="0.075in"/>
    </style:style>
    <style:style style:name="P131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132" style:family="table-cell">
      <style:table-cell-properties fo:border="0.0069in solid #B1C0CD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Row134" style:family="table-row">
      <style:table-row-properties style:min-row-height="0.5972in" style:use-optimal-row-height="false"/>
    </style:style>
    <style:style style:name="TableCell135" style:family="table-cell">
      <style:table-cell-properties fo:border="0.0069in solid #B1C0CD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37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38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39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0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1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2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3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4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5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6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147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148" style:family="table-cell">
      <style:table-cell-properties fo:border="0.0069in solid #B1C0CD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50" style:family="table-cell">
      <style:table-cell-properties fo:border="0.0069in solid #B1C0CD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margin-top="0.0277in" fo:margin-bottom="0.1111in"/>
    </style:style>
    <style:style style:name="T152" style:parent-style-name="Policepardéfaut" style:family="text">
      <style:text-properties style:font-name="Calibri" style:font-name-asian="Calibri" style:font-name-complex="Calibri"/>
    </style:style>
    <style:style style:name="TableCell153" style:family="table-cell">
      <style:table-cell-properties fo:border="0.0069in solid #B1C0CD" style:writing-mode="lr-tb" fo:padding-top="0in" fo:padding-left="0.0784in" fo:padding-bottom="0in" fo:padding-right="0.075in"/>
    </style:style>
    <style:style style:name="P154" style:parent-style-name="Standard" style:family="paragraph">
      <style:paragraph-properties fo:margin-top="0.0277in" fo:margin-bottom="0.1111in"/>
    </style:style>
    <style:style style:name="T155" style:parent-style-name="Policepardéfaut" style:family="text">
      <style:text-properties style:font-name="Calibri" style:font-name-asian="Calibri" style:font-name-complex="Calibri"/>
    </style:style>
    <style:style style:name="TableRow156" style:family="table-row">
      <style:table-row-properties style:min-row-height="0.5972in" style:use-optimal-row-height="false"/>
    </style:style>
    <style:style style:name="P157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158" style:family="table-cell">
      <style:table-cell-properties fo:border="0.0069in solid #B1C0CD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60" style:family="table-cell">
      <style:table-cell-properties fo:border="0.0069in solid #B1C0CD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62" style:family="table-cell">
      <style:table-cell-properties fo:border="0.0069in solid #B1C0CD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margin-top="0.0277in" fo:margin-bottom="0.1111in"/>
    </style:style>
    <style:style style:name="TableRow164" style:family="table-row">
      <style:table-row-properties style:min-row-height="0.5972in" style:use-optimal-row-height="false"/>
    </style:style>
    <style:style style:name="P165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166" style:family="table-cell">
      <style:table-cell-properties fo:border="0.0069in solid #B1C0CD" fo:background-color="#9CC2E5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68" style:family="table-cell">
      <style:table-cell-properties fo:border="0.0069in solid #B1C0CD" fo:background-color="#9CC2E5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70" style:family="table-cell">
      <style:table-cell-properties fo:border="0.0069in solid #B1C0CD" fo:background-color="#9CC2E5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margin-top="0.0277in" fo:margin-bottom="0.1111in"/>
    </style:style>
    <style:style style:name="TableRow172" style:family="table-row">
      <style:table-row-properties style:min-row-height="0.5972in" style:use-optimal-row-height="false"/>
    </style:style>
    <style:style style:name="P173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174" style:family="table-cell">
      <style:table-cell-properties fo:border="0.0069in solid #B1C0CD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margin-top="0.0277in" fo:margin-bottom="0.1111in"/>
    </style:style>
    <style:style style:name="P176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77" style:family="table-cell">
      <style:table-cell-properties fo:border="0.0069in solid #B1C0CD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margin-top="0.0277in" fo:margin-bottom="0.1111in"/>
    </style:style>
    <style:style style:name="T179" style:parent-style-name="Policepardéfaut" style:family="text">
      <style:text-properties style:font-name="Calibri" style:font-name-asian="Calibri" style:font-name-complex="Calibri"/>
    </style:style>
    <style:style style:name="TableCell180" style:family="table-cell">
      <style:table-cell-properties fo:border="0.0069in solid #B1C0CD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P182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P183" style:parent-style-name="Standard" style:family="paragraph">
      <style:paragraph-properties fo:margin-top="0.0277in" fo:margin-bottom="0.1111in"/>
    </style:style>
    <style:style style:name="T184" style:parent-style-name="Policepardéfaut" style:family="text">
      <style:text-properties style:font-name="Calibri" style:font-name-asian="Calibri" style:font-name-complex="Calibri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B1C0CD" style:writing-mode="lr-tb" fo:padding-top="0in" fo:padding-left="0.0784in" fo:padding-bottom="0in" fo:padding-right="0.075in"/>
    </style:style>
    <style:style style:name="P18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88" style:family="table-cell">
      <style:table-cell-properties fo:border="0.0069in solid #B1C0CD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margin-top="0.0277in" fo:margin-bottom="0.1111in"/>
    </style:style>
    <style:style style:name="T190" style:parent-style-name="Policepardéfaut" style:family="text">
      <style:text-properties style:font-name="Calibri" style:font-name-asian="Calibri" style:font-name-complex="Calibri"/>
    </style:style>
    <style:style style:name="TableCell191" style:family="table-cell">
      <style:table-cell-properties fo:border="0.0069in solid #B1C0CD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P193" style:parent-style-name="Standard" style:family="paragraph">
      <style:paragraph-properties fo:margin-top="0.0277in" fo:margin-bottom="0.1111in" fo:line-height="120%" fo:background-color="#FFFFFF"/>
    </style:style>
    <style:style style:name="T194" style:parent-style-name="Policepardéfaut" style:family="text">
      <style:text-properties style:font-name="Calibri" style:font-name-asian="Calibri" style:font-name-complex="Calibri" fo:color="#595959" fo:background-color="#FFFFFF"/>
    </style:style>
    <style:style style:name="T195" style:parent-style-name="Policepardéfaut" style:family="text">
      <style:text-properties style:font-name="Calibri" style:font-name-asian="Calibri" style:font-name-complex="Calibri" fo:color="#000000" fo:background-color="#FFFFFF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B1C0CD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199" style:family="table-cell">
      <style:table-cell-properties fo:border="0.0069in solid #B1C0CD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margin-top="0.0277in" fo:margin-bottom="0.1111in"/>
    </style:style>
    <style:style style:name="T201" style:parent-style-name="Policepardéfaut" style:family="text">
      <style:text-properties style:font-name="Calibri" style:font-name-asian="Calibri" style:font-name-complex="Calibri"/>
    </style:style>
    <style:style style:name="TableCell202" style:family="table-cell">
      <style:table-cell-properties fo:border="0.0069in solid #B1C0CD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margin-top="0.0277in" fo:margin-bottom="0.1111in"/>
    </style:style>
    <style:style style:name="T204" style:parent-style-name="Policepardéfaut" style:family="text">
      <style:text-properties style:font-name="Calibri" style:font-name-asian="Calibri" style:font-name-complex="Calibri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B1C0CD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08" style:family="table-cell">
      <style:table-cell-properties fo:border="0.0069in solid #B1C0CD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margin-top="0.0277in" fo:margin-bottom="0.1111in"/>
    </style:style>
    <style:style style:name="T210" style:parent-style-name="Policepardéfaut" style:family="text">
      <style:text-properties style:font-name="Calibri" style:font-name-asian="Calibri" style:font-name-complex="Calibri"/>
    </style:style>
    <style:style style:name="TableCell211" style:family="table-cell">
      <style:table-cell-properties fo:border="0.0069in solid #B1C0CD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margin-top="0.0277in" fo:margin-bottom="0.1111in" fo:line-height="120%" fo:background-color="#FFFFFF"/>
      <style:text-properties style:font-name="Calibri" style:font-name-asian="Calibri" style:font-name-complex="Calibri" fo:color="#000000" fo:background-color="#FFFFFF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B1C0CD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16" style:family="table-cell">
      <style:table-cell-properties fo:border="0.0069in solid #B1C0CD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18" style:family="table-cell">
      <style:table-cell-properties fo:border="0.0069in solid #B1C0CD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margin-top="0.0277in" fo:margin-bottom="0.1111in" fo:line-height="120%" fo:background-color="#FFFFFF"/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B1C0CD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23" style:family="table-cell">
      <style:table-cell-properties fo:border="0.0069in solid #B1C0CD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25" style:family="table-cell">
      <style:table-cell-properties fo:border="0.0069in solid #B1C0CD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B1C0CD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30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31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32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33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34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35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236" style:family="table-cell">
      <style:table-cell-properties fo:border="0.0069in solid #B1C0CD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38" style:family="table-cell">
      <style:table-cell-properties fo:border="0.0069in solid #B1C0CD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40" style:family="table-cell">
      <style:table-cell-properties fo:border="0.0069in solid #B1C0CD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B1C0CD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45" style:family="table-cell">
      <style:table-cell-properties fo:border="0.0069in solid #B1C0CD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47" style:family="table-cell">
      <style:table-cell-properties fo:border="0.0069in solid #B1C0CD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B1C0CD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52" style:family="table-cell">
      <style:table-cell-properties fo:border="0.0069in solid #B1C0CD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54" style:family="table-cell">
      <style:table-cell-properties fo:border="0.0069in solid #B1C0CD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B1C0CD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59" style:family="table-cell">
      <style:table-cell-properties fo:border="0.0069in solid #B1C0CD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61" style:family="table-cell">
      <style:table-cell-properties fo:border="0.0069in solid #B1C0CD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B1C0CD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66" style:family="table-cell">
      <style:table-cell-properties fo:border="0.0069in solid #B1C0CD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68" style:family="table-cell">
      <style:table-cell-properties fo:border="0.0069in solid #B1C0CD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B1C0CD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73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74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P275" style:parent-style-name="Standard" style:family="paragraph">
      <style:paragraph-properties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Cell276" style:family="table-cell">
      <style:table-cell-properties fo:border="0.0069in solid #B1C0CD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78" style:family="table-cell">
      <style:table-cell-properties fo:border="0.0069in solid #B1C0CD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80" style:family="table-cell">
      <style:table-cell-properties fo:border="0.0069in solid #B1C0CD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B1C0CD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85" style:family="table-cell">
      <style:table-cell-properties fo:border="0.0069in solid #B1C0CD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Cell287" style:family="table-cell">
      <style:table-cell-properties fo:border="0.0069in solid #B1C0CD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B1C0CD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92" style:family="table-cell">
      <style:table-cell-properties fo:border="0.0069in solid #B1C0CD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94" style:family="table-cell">
      <style:table-cell-properties fo:border="0.0069in solid #B1C0CD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B1C0CD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299" style:family="table-cell">
      <style:table-cell-properties fo:border="0.0069in solid #B1C0CD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301" style:family="table-cell">
      <style:table-cell-properties fo:border="0.0069in solid #B1C0CD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B1C0CD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306" style:family="table-cell">
      <style:table-cell-properties fo:border="0.0069in solid #B1C0CD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308" style:family="table-cell">
      <style:table-cell-properties fo:border="0.0069in solid #B1C0CD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Cell310" style:family="table-cell">
      <style:table-cell-properties fo:border="0.0069in solid #B1C0CD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B1C0CD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315" style:family="table-cell">
      <style:table-cell-properties fo:border="0.0069in solid #B1C0CD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margin-top="0.0277in" fo:margin-bottom="0.1111in"/>
      <style:text-properties style:font-name="Calibri" style:font-name-asian="Calibri" style:font-name-complex="Calibri"/>
    </style:style>
    <style:style style:name="TableCell317" style:family="table-cell">
      <style:table-cell-properties fo:border="0.0069in solid #B1C0CD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Cell319" style:family="table-cell">
      <style:table-cell-properties fo:border="0.0069in solid #B1C0CD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margin-top="0.0277in" fo:margin-bottom="0.1111in" fo:line-height="120%" fo:margin-left="0.2812in" fo:background-color="#FFFFFF">
        <style:tab-stops/>
      </style:paragraph-properties>
      <style:text-properties style:font-name="Calibri" style:font-name-asian="Calibri" style:font-name-complex="Calibri" fo:color="#595959" fo:font-size="10pt" style:font-size-asian="10pt" style:font-size-complex="10pt" fo:background-color="#FFFFFF"/>
    </style:style>
    <style:style style:name="TableColumn322" style:family="table-column">
      <style:table-column-properties style:column-width="2.2305in" style:use-optimal-column-width="false"/>
    </style:style>
    <style:style style:name="TableColumn323" style:family="table-column">
      <style:table-column-properties style:column-width="2.2312in" style:use-optimal-column-width="false"/>
    </style:style>
    <style:style style:name="TableColumn324" style:family="table-column">
      <style:table-column-properties style:column-width="2.2312in" style:use-optimal-column-width="false"/>
    </style:style>
    <style:style style:name="Table321" style:family="table">
      <style:table-properties style:width="6.693in" fo:margin-left="0in" table:align="left"/>
    </style:style>
    <style:style style:name="TableRow325" style:family="table-row">
      <style:table-row-properties style:min-row-height="0.4375in" style:use-optimal-row-height="false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7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size="11pt" style:font-size-asian="11pt" style:font-size-complex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center" fo:margin-top="0.0277in" fo:margin-bottom="0.1111in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7" style:family="table-row">
      <style:table-row-properties style:min-row-height="0.2583in"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min-row-height="0.2583in"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/>
      <text:p text:style-name="Standard"><text:tab/><text:tab/><text:tab/><text:span text:style-name="T2">I-<text:s/></text:span><text:span text:style-name="T3">Introduction et les objectifs du projet</text:span></text:p>
      <text:p text:style-name="Standard"/>
      <text:p text:style-name="Standard"/>
      <text:p text:style-name="Standard"/>
      <text:p text:style-name="Standard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<text:span text:style-name="T10">Nom du projet :<text:s/></text:span><text:span text:style-name="T11">Motoboy</text:span></text:p>
          </table:table-cell>
          <table:covered-table-cell/>
        </table:table-row>
        <table:table-row table:style-name="TableRow12">
          <table:table-cell table:style-name="TableCell13" table:number-columns-spanned="2">
            <text:p text:style-name="P14">Contexte et définition du problème</text:p>
          </table:table-cell>
          <table:covered-table-cell/>
        </table:table-row>
        <table:table-row table:style-name="TableRow15">
          <table:table-cell table:style-name="TableCell16">
            <text:p text:style-name="P17">Secteurs/Domaine</text:p>
          </table:table-cell>
          <table:table-cell table:style-name="TableCell18">
            <text:p text:style-name="P19">Hôtelier ,restauration, art ,<text:s/>Touristisme(écotourisme)<text:s/>,transport, développement durable</text:p>
          </table:table-cell>
        </table:table-row>
        <table:table-row table:style-name="TableRow20">
          <table:table-cell table:style-name="TableCell21">
            <text:p text:style-name="P22">Contexte</text:p>
          </table:table-cell>
          <table:table-cell table:style-name="TableCell23">
            <text:p text:style-name="P24"><text:span text:style-name="T25">-</text:span><text:span text:style-name="T26">Motoboy est en</text:span><text:span text:style-name="T27"><text:s/></text:span><text:span text:style-name="T28">fait une plateforme de mise en relation proposant des services a une clientèle pluriculturel</text:span><text:span text:style-name="T29">.</text:span></text:p>
            <text:p text:style-name="P30"><text:span text:style-name="T31">-Il est base sur<text:s/></text:span><text:span text:style-name="T32">les différents services offerts</text:span><text:span text:style-name="T33"><text:s/>par l’hôtel, le nombre de ses employer, son nombre de ressources gérées, et aussi de sa nou</text:span><text:span text:style-name="T34">veauté.</text:span></text:p>
            <text:p text:style-name="P35"><text:span text:style-name="T36">- Il n’existe aucun système de<text:s/></text:span><text:span text:style-name="T37">mise en relation de ce type<text:s/></text:span><text:span text:style-name="T38"><text:s/>préalablement implémente<text:s/></text:span><text:span text:style-name="T39">dans le pays.<text:s/></text:span></text:p>
          </table:table-cell>
        </table:table-row>
        <table:table-row table:style-name="TableRow40">
          <table:table-cell table:style-name="TableCell41">
            <text:p text:style-name="P42">Problèmes</text:p>
            <text:p text:style-name="P43"/>
          </table:table-cell>
          <table:table-cell table:style-name="TableCell44">
            <text:p text:style-name="P45"><text:span text:style-name="T46">-Non existence d’un système de gestion et d’automatisation des processus et taches de l’hôtel.</text:span></text:p>
            <text:p text:style-name="P47"><text:span text:style-name="T48">-L’hôtel étant nouveau il n’est donc pas connu du g</text:span><text:span text:style-name="T49">rand public.</text:span></text:p>
            <text:p text:style-name="P50"/>
          </table:table-cell>
        </table:table-row>
        <table:table-row table:style-name="TableRow51">
          <table:table-cell table:style-name="TableCell52">
            <text:p text:style-name="P53">Ma solution</text:p>
          </table:table-cell>
          <table:table-cell table:style-name="TableCell54">
            <text:p text:style-name="P55"><text:span text:style-name="T56"><text:s text:c="5"/>Produire une application web responsive, intuitive et agréable<text:s/></text:span><text:span text:style-name="T57">puis<text:s/></text:span><text:span text:style-name="T58"><text:s/>un site vitrine</text:span><text:span text:style-name="T59"><text:s/>et un site de e-commerce</text:span><text:span text:style-name="T60"><text:s/>qui vont résoudre tous les<text:s/></text:span><text:span text:style-name="T61"><text:s/>souci</text:span><text:span text:style-name="T62">s</text:span><text:span text:style-name="T63"><text:s/></text:span><text:span text:style-name="T64">de tout<text:s/></text:span><text:span text:style-name="T65">grand public sur la toile.</text:span></text:p>
            <text:p text:style-name="P66"><text:span text:style-name="T67">Le systè</text:span><text:span text:style-name="T68">me devant être constituer des<text:s/></text:span><text:span text:style-name="T69">sous-systèmes</text:span><text:span text:style-name="T70"><text:s/>ou modules suivant :</text:span></text:p>
            <text:p text:style-name="P71"><text:span text:style-name="T72">-Gestion<text:s/></text:span><text:span text:style-name="T73">des activité</text:span></text:p>
            <text:p text:style-name="P74"><text:span text:style-name="T75">-Gestion de<text:s/></text:span><text:span text:style-name="T76">hotel</text:span><text:span text:style-name="T77">s</text:span></text:p>
            <text:p text:style-name="P78"><text:span text:style-name="T79">-Gestion de<text:s/></text:span><text:span text:style-name="T80">guesthouse(maison d’hote)</text:span></text:p>
            <text:p text:style-name="P81"><text:span text:style-name="T82">-Gestion des<text:s/></text:span><text:span text:style-name="T83">locations</text:span><text:span text:style-name="T84">()</text:span></text:p>
            <text:p text:style-name="P85"><text:span text:style-name="T86">-Gestion des<text:s/></text:span><text:span text:style-name="T87">partenaires affiliées</text:span></text:p>
            <text:p text:style-name="P88"><text:span text:style-name="T89">-Gestion des événements presémtés et avenir</text:span></text:p>
          </table:table-cell>
        </table:table-row>
        <table:table-row table:style-name="TableRow90">
          <table:table-cell table:style-name="TableCell91" table:number-columns-spanned="2">
            <text:p text:style-name="P92">Objectifs</text:p>
          </table:table-cell>
          <table:covered-table-cell/>
        </table:table-row>
        <table:table-row table:style-name="TableRow93">
          <table:table-cell table:style-name="TableCell94" table:number-columns-spanned="2">
            <text:p text:style-name="P95"><text:span text:style-name="T96">-Permettre<text:s/></text:span><text:span text:style-name="T97">à</text:span><text:span text:style-name="T98"><text:s/></text:span><text:span text:style-name="T99">Motoboy</text:span><text:span text:style-name="T100"><text:s/>de se faire un nom dans le domaine hôtelier</text:span><text:span text:style-name="T101"><text:s/>, touristique</text:span><text:span text:style-name="T102"><text:s/>et de se démarquer sur la toile.</text:span></text:p>
            <text:p text:style-name="P103">-Permettre<text:s/>au partenaire d’engranger plus de client et de fideliser la clientèle</text:p>
            <text:p text:style-name="P104">-Permettre au partenaire d’engranger plus de client et de fideliser la clientèle</text:p>
            <text:p text:style-name="P105"/>
            <text:soft-page-break/>
            <text:p text:style-name="P106"><text:span text:style-name="T107">-Automatiser le système de gestion<text:s/></text:span><text:span text:style-name="T108">reservation et de location</text:span><text:span text:style-name="T109"><text:s/>pour permettre un service rapide et fiable.</text:span></text:p>
            <text:p text:style-name="P110"><text:span text:style-name="T111">-Automatiser le systèmes de la gestion financière pour un meilleur suivie et plus de sécurité.</text:span></text:p>
            <text:p text:style-name="P112"><text:span text:style-name="T113">-Permettre une mei</text:span><text:span text:style-name="T114">lleure gestion des entrées et sorties des produits au sein de la structure.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5"><text:tab/>II-<text:s/></text:span><text:span text:style-name="T116">Expression des besoins fonctionnel et non fonctionnel</text:span></text:p>
      <text:p text:style-name="Standard"/>
      <text:p text:style-name="Standard"/>
      <text:p text:style-name="Standard"/>
      <text:p text:style-name="Standard"/>
      <text:p text:style-name="Standard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columns-spanned="4">
            <text:p text:style-name="P124">Description fonctionnelle</text:p>
          </table:table-cell>
          <table:covered-table-cell/>
          <table:covered-table-cell/>
          <table:covered-table-cell/>
        </table:table-row>
        <table:table-row table:style-name="TableRow125">
          <table:table-cell table:style-name="TableCell126">
            <text:p text:style-name="P127">Module concerné</text:p>
          </table:table-cell>
          <table:table-cell table:style-name="TableCell128">
            <text:p text:style-name="P129">Fonctionnalités</text:p>
          </table:table-cell>
          <table:table-cell table:style-name="TableCell130">
            <text:p text:style-name="P131">Description</text:p>
          </table:table-cell>
          <table:table-cell table:style-name="TableCell132">
            <text:p text:style-name="P133">Contraintes</text:p>
          </table:table-cell>
        </table:table-row>
        <table:table-row table:style-name="TableRow134">
          <table:table-cell table:style-name="TableCell135" table:number-rows-spanned="9"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>Gestion des hôtels</text:p>
            <text:p text:style-name="P147"/>
          </table:table-cell>
          <table:table-cell table:style-name="TableCell148">
            <text:p text:style-name="P149">Ajouter un hôtel X</text:p>
          </table:table-cell>
          <table:table-cell table:style-name="TableCell150">
            <text:p text:style-name="P151"><text:span text:style-name="T152">-Il s’agit de l’ajout d’un hôtel X a la liste des Hotels avec toutes ces caractéristiques.</text:span></text:p>
          </table:table-cell>
          <table:table-cell table:style-name="TableCell153">
            <text:p text:style-name="P154"><text:span text:style-name="T155">-Les caractéristique de l’hotel</text:span>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consulter la liste de tous les <text:s/>hôtels</text:p>
          </table:table-cell>
          <table:table-cell table:style-name="TableCell160">
            <text:p text:style-name="P161">-Cela reviens <text:s/>lister les Hotels soit de façon générale soit selon un critère spécifique.</text:p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consulter la liste des chambres de tout le système</text:p>
          </table:table-cell>
          <table:table-cell table:style-name="TableCell168">
            <text:p text:style-name="P169">-Cela reviens a lister les chambres soit de façon générale soit selon un critère spécifique(en fonction de l’hôtel , du prix de la chambre )</text:p>
          </table:table-cell>
          <table:table-cell table:style-name="TableCell170">
            <text:p text:style-name="P171"/>
          </table:table-cell>
        </table:table-row>
        <table:table-row table:style-name="TableRow172">
          <table:covered-table-cell>
            <text:p text:style-name="P173"/>
          </table:covered-table-cell>
          <table:table-cell table:style-name="TableCell174">
            <text:p text:style-name="P175"/>
            <text:p text:style-name="P176">Commander/Réserver une chambre de l’Hôtel X</text:p>
          </table:table-cell>
          <table:table-cell table:style-name="TableCell177">
            <text:p text:style-name="P178"><text:span text:style-name="T179">-Il s’agit ici d’enregistrer la commande d’une chambre par un client dans l’un de nos nombreux hôtels partenaires</text:span></text:p>
          </table:table-cell>
          <table:table-cell table:style-name="TableCell180">
            <text:p text:style-name="P181">-Les informations du client.</text:p>
            <text:p text:style-name="P182">-Les informations sur l’hôtel choisit<text:s/></text:p>
            <text:p text:style-name="P183"><text:span text:style-name="T184">- disponibilité de la dite chambre de l’hôtel choisi.</text:span></text:p>
          </table:table-cell>
        </table:table-row>
        <table:table-row table:style-name="TableRow185">
          <table:covered-table-cell>
            <text:p text:style-name="Normal"/>
          </table:covered-table-cell>
          <table:table-cell table:style-name="TableCell186">
            <text:p text:style-name="P187">Update des <text:s/>informations d’une chambre de l’hôtel X</text:p>
          </table:table-cell>
          <table:table-cell table:style-name="TableCell188">
            <text:p text:style-name="P189"><text:span text:style-name="T190">-Cela revient à changer les informations relatives à une chambre de manière synchrone avec l’hôtel sis nécessaire.</text:span></text:p>
          </table:table-cell>
          <table:table-cell table:style-name="TableCell191">
            <text:p text:style-name="P192">-Les informations sur l’hôtel<text:s/></text:p>
            <text:soft-page-break/>
            <text:p text:style-name="P193"><text:span text:style-name="T194">-</text:span><text:span text:style-name="T195">Les informations sur chambre à modifier <text:s/></text:span></text:p>
          </table:table-cell>
        </table:table-row>
        <table:table-row table:style-name="TableRow196">
          <table:covered-table-cell>
            <text:p text:style-name="Normal"/>
          </table:covered-table-cell>
          <table:table-cell table:style-name="TableCell197">
            <text:p text:style-name="P198">Ajouter une chambre de l’hôtel X</text:p>
          </table:table-cell>
          <table:table-cell table:style-name="TableCell199">
            <text:p text:style-name="P200"><text:span text:style-name="T201">-Il s’agit de l’ajout d’une chambres a la listes des chambres avec toutes ces caractéristiques.</text:span></text:p>
          </table:table-cell>
          <table:table-cell table:style-name="TableCell202">
            <text:p text:style-name="P203"><text:span text:style-name="T204">-Les caractéristique de la chambre</text:span></text:p>
          </table:table-cell>
        </table:table-row>
        <table:table-row table:style-name="TableRow205">
          <table:covered-table-cell>
            <text:p text:style-name="Normal"/>
          </table:covered-table-cell>
          <table:table-cell table:style-name="TableCell206">
            <text:p text:style-name="P207">Supprimer une chambre de l’hôtel X</text:p>
          </table:table-cell>
          <table:table-cell table:style-name="TableCell208">
            <text:p text:style-name="P209"><text:span text:style-name="T210">-Enlever une chambre de la liste des chambres</text:span></text:p>
          </table:table-cell>
          <table:table-cell table:style-name="TableCell211">
            <text:p text:style-name="P212">-Avoir les droits de suppression</text:p>
          </table:table-cell>
        </table:table-row>
        <table:table-row table:style-name="TableRow213">
          <table:covered-table-cell>
            <text:p text:style-name="Normal"/>
          </table:covered-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covered-table-cell>
            <text:p text:style-name="Normal"/>
          </table:covered-table-cell>
          <table:table-cell table:style-name="TableCell221">
            <text:p text:style-name="P222">Impression des documents (pro formats, reçus, liste de chambres, liste des équipements...)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rows-spanned="5"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>Gestion de magasin</text:p>
          </table:table-cell>
          <table:table-cell table:style-name="TableCell236">
            <text:p text:style-name="P237">Enregistrer des commandes de produits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Enregistrer des produits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covered-table-cell>
            <text:p text:style-name="Normal"/>
          </table:covered-table-cell>
          <table:table-cell table:style-name="TableCell250">
            <text:p text:style-name="P251">consulter les produit qui sont sorties et entrés du magasin a des périodes précises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covered-table-cell>
            <text:p text:style-name="Normal"/>
          </table:covered-table-cell>
          <table:table-cell table:style-name="TableCell257">
            <text:p text:style-name="P258">Faire l’inventaire des produits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covered-table-cell>
            <text:p text:style-name="Normal"/>
          </table:covered-table-cell>
          <table:table-cell table:style-name="TableCell264">
            <text:p text:style-name="P265">savoir qui était responsable du magasin a un instant donné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 table:number-rows-spanned="4">
            <text:p text:style-name="P272"/>
            <text:p text:style-name="P273"/>
            <text:p text:style-name="P274"/>
            <text:p text:style-name="P275">Gestion du bar</text:p>
          </table:table-cell>
          <table:table-cell table:style-name="TableCell276">
            <text:p text:style-name="P277">-imprimer une facture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covered-table-cell>
            <text:p text:style-name="Normal"/>
          </table:covered-table-cell>
          <table:table-cell table:style-name="TableCell283">
            <text:p text:style-name="P284">commander des produits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covered-table-cell>
            <text:p text:style-name="Normal"/>
          </table:covered-table-cell>
          <table:table-cell table:style-name="TableCell290">
            <text:p text:style-name="P291">Faire l’inventaire de ces produits et les enregistrer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covered-table-cell>
            <text:p text:style-name="Normal"/>
          </table:covered-table-cell>
          <table:table-cell table:style-name="TableCell297">
            <text:p text:style-name="P298">Enregistrer les commandes des clients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 table:number-columns-spanned="3">
            <text:p text:style-name="P327">Description non<text:s/>fonctionnelle</text:p>
          </table:table-cell>
          <table:covered-table-cell/>
          <table:covered-table-cell/>
        </table:table-row>
        <table:table-row table:style-name="TableRow328">
          <table:table-cell table:style-name="TableCell329">
            <text:p text:style-name="P330">Fonctionnalités</text:p>
          </table:table-cell>
          <table:table-cell table:style-name="TableCell331">
            <text:p text:style-name="P332">Description</text:p>
          </table:table-cell>
          <table:table-cell table:style-name="TableCell333">
            <text:p text:style-name="P334">Contrainte</text:p>
          </table:table-cell>
        </table:table-row>
        <table:table-row table:style-name="TableRow335">
          <table:table-cell table:style-name="TableCell336">
            <text:p text:style-name="TableContents">Ergonomie</text:p>
          </table:table-cell>
          <table:table-cell table:style-name="TableCell337">
            <text:p text:style-name="TableContents">L’application dois être agréable et l’interaction homme/machine dois être aisé.</text:p>
          </table:table-cell>
          <table:table-cell table:style-name="TableCell338">
            <text:p text:style-name="TableContents"/>
          </table:table-cell>
        </table:table-row>
        <table:table-row table:style-name="TableRow339">
          <table:table-cell table:style-name="TableCell340">
            <text:p text:style-name="TableContents">Sécurité</text:p>
          </table:table-cell>
          <table:table-cell table:style-name="TableCell341">
            <text:p text:style-name="TableContents">L’application dois entre autre assurer la sécurité informations qu’elle vas manipuler.</text:p>
          </table:table-cell>
          <table:table-cell table:style-name="TableCell342">
            <text:p text:style-name="TableContents"/>
          </table:table-cell>
        </table:table-row>
        <table:table-row table:style-name="TableRow343">
          <table:table-cell table:style-name="TableCell344">
            <text:p text:style-name="TableContents">Temps de<text:s/>réponse</text:p>
          </table:table-cell>
          <table:table-cell table:style-name="TableCell345">
            <text:p text:style-name="TableContents">L’application dois avoir un temps de réponse très négligeable pour mieux satisfaire les attentes de la clientèle</text:p>
          </table:table-cell>
          <table:table-cell table:style-name="TableCell346">
            <text:p text:style-name="TableContents"/>
          </table:table-cell>
        </table:table-row>
        <table:table-row table:style-name="TableRow347">
          <table:table-cell table:style-name="TableCell348">
            <text:p text:style-name="TableContents">Portabilité</text:p>
          </table:table-cell>
          <table:table-cell table:style-name="TableCell349">
            <text:p text:style-name="TableContents">L’application devras être portable ceci pour permettre son déploiement sous plusieurs postes</text:p>
          </table:table-cell>
          <table:table-cell table:style-name="TableCell350">
            <text:p text:style-name="TableContents"/>
          </table:table-cell>
        </table:table-row>
        <table:table-row table:style-name="TableRow351">
          <table:table-cell table:style-name="TableCell352">
            <text:p text:style-name="TableContents">Maintenabilité</text:p>
          </table:table-cell>
          <table:table-cell table:style-name="TableCell353">
            <text:p text:style-name="TableContents">L’application devras être ouvert a toutes améliorations futur.</text:p>
          </table:table-cell>
          <table:table-cell table:style-name="TableCell35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55"><text:tab/><text:tab/><text:tab/>III- fonctionnalité de l’application</text:p>
      <text:p text:style-name="P356"/>
      <text:p text:style-name="P3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Plan du cahier de charges techniques</text:p>
      <text:p text:style-name="Standard"/>
      <text:p text:style-name="Standard"/>
      <text:p text:style-name="Standard">1 Introductions</text:p>
      <text:p text:style-name="Standard"><text:s text:c="14"/>contextualisations,</text:p>
      <text:p text:style-name="Standard"><text:s text:c="14"/>historique,</text:p>
      <text:p text:style-name="Standard"/>
      <text:p text:style-name="Standard">2Analyses</text:p>
      <text:p text:style-name="Standard"><text:s text:c="15"/>etudes des besoins fonctionnelle</text:p>
      <text:p text:style-name="Standard"><text:s text:c="15"/>etudes des besoins non fonctionnelle</text:p>
      <text:p text:style-name="Standard"/>
      <text:p text:style-name="Standard">3 Solutions</text:p>
      <text:p text:style-name="Standard"><text:s text:c="16"/>proposition de solution</text:p>
      <text:p text:style-name="Standard"><text:s text:c="16"/>proposition de methodologies de resolution</text:p>
      <text:p text:style-name="Standard"/>
      <text:p text:style-name="Standard">4-schema proposé de l’offre des servic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rve epoh</dc:creator>
    <meta:creation-date>2018-07-12T11:37:00Z</meta:creation-date>
    <dc:date>2018-07-16T07:51:00Z</dc:date>
    <meta:template xlink:href="Normal.dotm" xlink:type="simple"/>
    <meta:editing-cycles>4</meta:editing-cycles>
    <meta:editing-duration>PT4140S</meta:editing-duration>
    <meta:document-statistic meta:page-count="5" meta:paragraph-count="9" meta:word-count="746" meta:character-count="4846" meta:row-count="34" meta:non-whitespace-character-count="4109"/>
  </office:meta>
</office:document-meta>
</file>